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4694ff"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f2745"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641379"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b821a"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b821a" officeooo:paragraph-rsid="002b821a"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ba017" officeooo:paragraph-rsid="004ba017" style:text-blinking="false" fo:background-color="transparent" style:font-weight-asian="bold" style:font-weight-complex="bold"/>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d3032" officeooo:paragraph-rsid="005d3032" style:text-blinking="false" fo:background-color="transparent" style:font-weight-asian="bold" style:font-weight-complex="bold"/>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6201ae" officeooo:paragraph-rsid="006201ae" style:text-blinking="false" fo:background-color="transparent" style:font-weight-asian="bold" style:font-weight-complex="bold"/>
    </style:style>
    <style:style style:name="P2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5254fb" style:text-blinking="false" fo:background-color="transparent" style:font-weight-asian="bold" style:font-weight-complex="bold"/>
    </style:style>
    <style:style style:name="P2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657dce" officeooo:paragraph-rsid="00657dce" style:text-blinking="false" fo:background-color="transparent" style:font-weight-asian="bold" style:font-weight-complex="bold"/>
    </style:style>
    <style:style style:name="P2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48abf" officeooo:paragraph-rsid="00548abf" style:text-blinking="false" fo:background-color="transparent" style:font-weight-asian="bold" style:font-weight-complex="bold"/>
    </style:style>
    <style:style style:name="P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4a45c" officeooo:paragraph-rsid="0054a45c" style:text-blinking="false" fo:background-color="transparent" style:font-weight-asian="bold" style:font-weight-complex="bold"/>
    </style:style>
    <style:style style:name="P2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dee6ef"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6201ae" officeooo:paragraph-rsid="006201ae" style:text-blinking="false" fo:background-color="#dee6ef" style:font-weight-asian="bold" style:font-weight-complex="bold"/>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5d962" officeooo:paragraph-rsid="0055d962" style:text-blinking="false" fo:background-color="#dee6ef" style:font-weight-asian="bold" style:font-weight-complex="bold"/>
    </style:style>
    <style:style style:name="P3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4a45c" officeooo:paragraph-rsid="0054a45c" style:text-blinking="false" fo:background-color="#dee6ef" style:font-weight-asian="bold" style:font-weight-complex="bold"/>
    </style:style>
    <style:style style:name="P3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7c280" officeooo:paragraph-rsid="0057c280" style:text-blinking="false" fo:background-color="#dee6ef" style:font-weight-asian="bold" style:font-weight-complex="bold"/>
    </style:style>
    <style:style style:name="P3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4a45c" officeooo:paragraph-rsid="0054a45c" style:text-blinking="false" fo:background-color="#ffff00" style:font-weight-asian="bold" style:font-weight-complex="bold"/>
    </style:style>
    <style:style style:name="P3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3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6c5d4d" style:text-blinking="false" fo:background-color="#ffff00" style:font-weight-asian="bold" style:font-weight-complex="bold"/>
    </style:style>
    <style:style style:name="P3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72d4e5" officeooo:paragraph-rsid="0072d4e5" style:text-blinking="false" fo:background-color="#ffff00" style:font-weight-asian="bold" style:font-weight-complex="bold"/>
    </style:style>
    <style:style style:name="P3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73a013" officeooo:paragraph-rsid="0073a013" style:text-blinking="false" fo:background-color="#ffff00" style:font-weight-asian="bold" style:font-weight-complex="bold"/>
    </style:style>
    <style:style style:name="P3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40" style:family="paragraph" style:parent-style-name="Standard">
      <style:paragraph-properties fo:text-align="justify" style:justify-single-word="false"/>
      <style:text-properties officeooo:rsid="00548abf" officeooo:paragraph-rsid="00548abf"/>
    </style:style>
    <style:style style:name="P41" style:family="paragraph" style:parent-style-name="Standard">
      <style:paragraph-properties fo:text-align="justify" style:justify-single-word="false"/>
      <style:text-properties officeooo:rsid="0054a45c" officeooo:paragraph-rsid="0054a45c"/>
    </style:style>
    <style:style style:name="P42" style:family="paragraph" style:parent-style-name="Standard">
      <style:paragraph-properties fo:text-align="justify" style:justify-single-word="false"/>
      <style:text-properties officeooo:rsid="0057c280" officeooo:paragraph-rsid="0057c280" fo:background-color="#dee6ef"/>
    </style:style>
    <style:style style:name="P43" style:family="paragraph" style:parent-style-name="Standard">
      <style:paragraph-properties fo:text-align="justify" style:justify-single-word="false"/>
      <style:text-properties officeooo:paragraph-rsid="001e2123"/>
    </style:style>
    <style:style style:name="P44" style:family="paragraph" style:parent-style-name="Standard">
      <style:paragraph-properties fo:text-align="justify" style:justify-single-word="false"/>
      <style:text-properties officeooo:paragraph-rsid="00713f9e"/>
    </style:style>
    <style:style style:name="P4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46" style:family="paragraph" style:parent-style-name="Text_20_body" style:list-style-name="L1"/>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45c8a"/>
    </style:style>
    <style:style style:name="T8" style:family="text">
      <style:text-properties officeooo:rsid="00266848"/>
    </style:style>
    <style:style style:name="T9" style:family="text">
      <style:text-properties officeooo:rsid="00268b8b"/>
    </style:style>
    <style:style style:name="T10" style:family="text">
      <style:text-properties officeooo:rsid="0028df46"/>
    </style:style>
    <style:style style:name="T11" style:family="text">
      <style:text-properties officeooo:rsid="002a5057"/>
    </style:style>
    <style:style style:name="T12" style:family="text">
      <style:text-properties officeooo:rsid="002b821a"/>
    </style:style>
    <style:style style:name="T13" style:family="text">
      <style:text-properties officeooo:rsid="002c31eb"/>
    </style:style>
    <style:style style:name="T14" style:family="text">
      <style:text-properties officeooo:rsid="002ed947"/>
    </style:style>
    <style:style style:name="T15" style:family="text">
      <style:text-properties officeooo:rsid="00439670"/>
    </style:style>
    <style:style style:name="T16" style:family="text">
      <style:text-properties officeooo:rsid="0044d744"/>
    </style:style>
    <style:style style:name="T17" style:family="text">
      <style:text-properties officeooo:rsid="0044ec71"/>
    </style:style>
    <style:style style:name="T18" style:family="text">
      <style:text-properties officeooo:rsid="004694ff"/>
    </style:style>
    <style:style style:name="T19" style:family="text">
      <style:text-properties officeooo:rsid="00480d86"/>
    </style:style>
    <style:style style:name="T20"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Lato" fo:font-size="11pt" fo:font-style="normal" style:text-underline-style="none" fo:font-weight="bold" officeooo:rsid="0019e369"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style:font-name="Lato" fo:font-size="11pt" fo:font-style="normal" style:text-underline-style="none" fo:font-weight="bold" officeooo:rsid="0054a45c"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Lato" fo:font-size="11pt" fo:font-style="normal" style:text-underline-style="none" fo:font-weight="bold" officeooo:rsid="0055b495"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Lato" fo:font-size="11pt" fo:font-style="normal" style:text-underline-style="none" fo:font-weight="bold" officeooo:rsid="001e2123"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Lato" fo:font-size="11pt" fo:font-style="normal" style:text-underline-style="none" fo:font-weight="bold" officeooo:rsid="006d3db7"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ffff00" loext:char-shading-value="0" style:font-weight-asian="bold" style:font-weight-complex="bold"/>
    </style:style>
    <style:style style:name="T27"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style:font-weight-asian="bold" style:font-weight-complex="bold"/>
    </style:style>
    <style:style style:name="T28" style:family="text">
      <style:text-properties fo:font-variant="normal" fo:text-transform="none" fo:color="#000000" loext:opacity="100%" style:text-line-through-style="none" style:text-line-through-type="none" style:font-name="Lato" fo:font-size="11pt" fo:font-style="normal" style:text-underline-style="none" fo:font-weight="bold" officeooo:rsid="00598f71" style:text-blinking="false" style:font-weight-asian="bold" style:font-weight-complex="bold"/>
    </style:style>
    <style:style style:name="T29" style:family="text">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30" style:family="text">
      <style:text-properties officeooo:rsid="0049e0a6"/>
    </style:style>
    <style:style style:name="T31" style:family="text">
      <style:text-properties officeooo:rsid="004d0e7e"/>
    </style:style>
    <style:style style:name="T32" style:family="text">
      <style:text-properties officeooo:rsid="004d209d"/>
    </style:style>
    <style:style style:name="T33" style:family="text">
      <style:text-properties officeooo:rsid="004f4323"/>
    </style:style>
    <style:style style:name="T34" style:family="text">
      <style:text-properties fo:background-color="#ffff00" loext:char-shading-value="0"/>
    </style:style>
    <style:style style:name="T35" style:family="text">
      <style:text-properties officeooo:rsid="0044ec71" fo:background-color="#ffff00" loext:char-shading-value="0"/>
    </style:style>
    <style:style style:name="T36" style:family="text">
      <style:text-properties officeooo:rsid="004f4323" fo:background-color="#ffff00" loext:char-shading-value="0"/>
    </style:style>
    <style:style style:name="T37" style:family="text">
      <style:text-properties officeooo:rsid="00513b6b" fo:background-color="#ffff00" loext:char-shading-value="0"/>
    </style:style>
    <style:style style:name="T38" style:family="text">
      <style:text-properties officeooo:rsid="005254fb"/>
    </style:style>
    <style:style style:name="T39" style:family="text">
      <style:text-properties officeooo:rsid="00532579"/>
    </style:style>
    <style:style style:name="T40" style:family="text">
      <style:text-properties officeooo:rsid="005a5c84"/>
    </style:style>
    <style:style style:name="T41" style:family="text">
      <style:text-properties officeooo:rsid="005bc3af"/>
    </style:style>
    <style:style style:name="T42" style:family="text">
      <style:text-properties officeooo:rsid="005c50be"/>
    </style:style>
    <style:style style:name="T43" style:family="text">
      <style:text-properties officeooo:rsid="005d6765"/>
    </style:style>
    <style:style style:name="T44" style:family="text">
      <style:text-properties officeooo:rsid="005e9284"/>
    </style:style>
    <style:style style:name="T45" style:family="text">
      <style:text-properties officeooo:rsid="005f2745"/>
    </style:style>
    <style:style style:name="T46" style:family="text">
      <style:text-properties officeooo:rsid="00604ecd"/>
    </style:style>
    <style:style style:name="T47" style:family="text">
      <style:text-properties officeooo:rsid="0062a02e"/>
    </style:style>
    <style:style style:name="T48" style:family="text">
      <style:text-properties officeooo:rsid="00632f9e"/>
    </style:style>
    <style:style style:name="T49" style:family="text">
      <style:text-properties officeooo:rsid="0063bb1b"/>
    </style:style>
    <style:style style:name="T50" style:family="text">
      <style:text-properties officeooo:rsid="00641379"/>
    </style:style>
    <style:style style:name="T51" style:family="text">
      <style:text-properties officeooo:rsid="0064597e"/>
    </style:style>
    <style:style style:name="T52" style:family="text">
      <style:text-properties officeooo:rsid="00657dce"/>
    </style:style>
    <style:style style:name="T53" style:family="text">
      <style:text-properties officeooo:rsid="006735c2"/>
    </style:style>
    <style:style style:name="T54" style:family="text">
      <style:text-properties officeooo:rsid="006afe02"/>
    </style:style>
    <style:style style:name="T55" style:family="text">
      <style:text-properties officeooo:rsid="001726ee"/>
    </style:style>
    <style:style style:name="T56" style:family="text">
      <style:text-properties officeooo:rsid="00191e95"/>
    </style:style>
    <style:style style:name="T57" style:family="text">
      <style:text-properties officeooo:rsid="006c5d4d"/>
    </style:style>
    <style:style style:name="T58" style:family="text">
      <style:text-properties officeooo:rsid="006d3db7"/>
    </style:style>
    <style:style style:name="T59" style:family="text">
      <style:text-properties officeooo:rsid="006f84f5"/>
    </style:style>
    <style:style style:name="T60" style:family="text">
      <style:text-properties officeooo:rsid="00713f9e"/>
    </style:style>
    <style:style style:name="T61" style:family="text">
      <style:text-properties officeooo:rsid="00724f1f"/>
    </style:style>
    <style:style style:name="T62" style:family="text">
      <style:text-properties officeooo:rsid="0072d4e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Problems:</text:p>
      <text:p text:style-name="P39"/>
      <text:p text:style-name="P39">&gt; Ein Problem sollte das nicht sein und die Idee ist eigentlich gerade die,<text:line-break/>&gt; dass die pro-trial Plausibilitätswerte ein besserer predictor sein könnten.<text:line-break/>&gt; Wenn man nur einen Wert pro Item und Kondition hat, muss man ja alle<text:line-break/>&gt; Observationen von diesem Item+Kondition mit dem selben Plausibilitätswert<text:line-break/>&gt; modellieren. Wir haben aber jetzt die Partizipanten bei jedem Trial<text:line-break/>&gt; gefragt, wie plausibel sie es fanden. Theoretisch, haben wir also mehr<text:line-break/>&gt; varibilität in unserem predictor, was uns helfen *könnte* die reading times<text:line-break/>&gt; noch besser zu modellieren. Ob das tatsächlich klappt müssen wir jetzt<text:line-break/>&gt; rausfinden :)</text:p>
      <text:p text:style-name="P1"/>
      <text:p text:style-name="P3"><text:span text:style-name="T35">1.)</text:span><text:span text:style-name="T17"> </text:span><text:span text:style-name="T30">Initially, RTs were log-transformed because they are right skewed and not normally distributed. Then I also plotted</text:span><text:span text:style-name="T4"> observed RTs and esti</text:span><text:span text:style-name="T15">m</text:span><text:span text:style-name="T4">ated RTs and residuals with </text:span><text:span text:style-name="T30">raw reading times to compare them to the log-</text:span><text:span text:style-name="T4">transformed </text:span><text:span text:style-name="T30">RTs</text:span><text:span text:style-name="T4">. </text:span></text:p>
      <text:p text:style-name="P3">→ <text:span text:style-name="T18">with not log transformed RTs pattern in observed RTs is more pronounced (bigger differences between conditions). But how can I compare residuals of raw and log transformed RTs because they are on different scales? Cannot compare model fit of models fi</text:span><text:span text:style-name="T19">t with raw and log transformed RTs using R-squared values, because this cannot be applied when the distribution of the dependent variable is changed. </text:span></text:p>
      <text:p text:style-name="P3"/>
      <text:p text:style-name="P40"><text:span text:style-name="T21">C</text:span><text:span text:style-name="T20">ompare</text:span><text:span text:style-name="T23">d</text:span><text:span text:style-name="T20">: </text:span></text:p>
      <text:p text:style-name="P27">- residuals of raw observed RTs and raw estimated RTs, raw meaning not log-transformed</text:p>
      <text:p text:style-name="P40"><text:span text:style-name="T20">- residuals of raw observed RTs and </text:span><text:span text:style-name="T22">raw (exponentiated) RT</text:span></text:p>
      <text:p text:style-name="P28">i.e. </text:p>
      <text:p text:style-name="P41"><text:span text:style-name="T20">1: </text:span><text:span text:style-name="T29">Raw observed RT</text:span><text:span text:style-name="T20">s – fit model – </text:span><text:span text:style-name="T29">raw estimated RT</text:span><text:span text:style-name="T20">s: </text:span><text:span text:style-name="T26">Residuals</text:span></text:p>
      <text:p text:style-name="P41"><text:span text:style-name="T20">2: </text:span><text:span text:style-name="T29">Raw observed RTs</text:span><text:span text:style-name="T20"> – observed logRTs – fit model – estimated logRTs – e</text:span><text:span text:style-name="T29">xponentiated estimated RT</text:span><text:span text:style-name="T20">s: </text:span><text:span text:style-name="T26">Residuals</text:span></text:p>
      <text:p text:style-name="P34"/>
      <text:p text:style-name="P31">residuals &amp; estimates look the same, regardless of whether logRTs or raw RTs are used. But for observed RTs they do look different (How?)</text:p>
      <text:p text:style-name="P28"/>
      <text:p text:style-name="P32">Problem: Exp makes all values positive, hence residuals in 2) are one magnitude higher than in 1</text:p>
      <text:p text:style-name="P33">Why do the residuals &amp; estimates look the same in both cases, even tho the observed raw RTs and observed log RTs look different?</text:p>
      <text:p text:style-name="P42"><text:span text:style-name="T27">- </text:span><text:span text:style-name="T28">did for spr single. Do also for plaus?</text:span></text:p>
      <text:p text:style-name="P27"/>
      <text:p text:style-name="P3"/>
      <text:p text:style-name="P22"><text:span text:style-name="T34">2.) <text:s/></text:span>Filter data: take for a only plausibility ratings where A = 6,7, B = 3,4,5 and C = 1,2.</text:p>
      <text:p text:style-name="P22">Problem: only ~ratings for B and ~400 ratings for A and C and no average value for 18 <text:span text:style-name="T31">in condition </text:span>B because nobody rated 18B as 2,3,4,5,6. =&gt; Take 2,3,4,5,6 for B, <text:span text:style-name="T32">however, predictions and residuals for average plaus ratings from pre-study look approximately the same like when using unfiltered values and predictions and residuals for per-trial ratings look worse.</text:span></text:p>
      <text:p text:style-name="P3"/>
      <text:p text:style-name="P29">- <text:span text:style-name="T4">Do same with data when</text:span><text:span text:style-name="T3"> using for A only: 6-7, for B: 3-5, for C: 1-2 → </text:span><text:span text:style-name="T16">for B = 3-5 only half of the datapoints/ratings (200) than for A &amp; C (400) and no avg rating for 18 B at all. For B = 2,3,4,5,6 range is already pretty big.</text:span></text:p>
      <text:p text:style-name="P29">- <text:span text:style-name="T40">Do for single and Plaus?</text:span></text:p>
      <text:p text:style-name="P2"/>
      <text:p text:style-name="P2"/>
      <text:p text:style-name="P2"/>
      <text:p text:style-name="P2"><text:span text:style-name="T36">3.</text:span><text:span text:style-name="T37">)</text:span><text:span text:style-name="T33"> </text:span><text:span text:style-name="T42">Use ntile function in R to group ratings based on avg instead of condition in 3 groups (group 1 = mostly 6,7, etc)</text:span></text:p>
      <text:p text:style-name="P2"/>
      <text:p text:style-name="P24"><text:soft-page-break/>I used the ntile function in R and grouped the plausibility ratings into 3 equally sized groups based on the values of the ratings. Group 1 (rather implausible ratings) contains sentences rated with 1, 2 and few with 3. Most ratings in this group have the value 1 (2610/4189) and looking at conditions it appears that most ratings in this group belong to condition C – implausible (2855/4189), however, that does not mean that all conditions C and sentences rated with 1 correspond. Sentences might belong to condition A and still be rated with 1 and thus be in group 1 (implausible) instead of group A and sentences might also belong to condition C and be rated with 6 or 7 and thus appear in group 3 instead. However, it appears that mostly ratings in group <text:span text:style-name="T47">are those from condition C (2855/4189), rated with 1, 2 or 3. </text:span><text:span text:style-name="T50">Similarly, group 2 consists of ratings with values 3,4,5 regardless of their condition. Most ratings in group 2 are rated with 4 (1550/4188) but also many with 3 (1321) and 5 (1317). Also, most ratings are from condition B (2056/4188) but also many from A (1035) and C (1097). </text:span><text:span text:style-name="T51">For group 3: ratings few 5, many 6, 7. Mostly 7 (2580/4188) and many ratings, regardless of whether 5,6,7 are from condition A (2945/4188).</text:span></text:p>
      <text:p text:style-name="P30"/>
      <text:p text:style-name="P30">- <text:span text:style-name="T47">How is it possible that per-trial plausibility ratings based on quantile groups are worse predictors of RTs than </text:span><text:span text:style-name="T48">per-trial plausibility ratings based on conditions? Shouldnt include groups, p.e. group 1 more low ratings than condition C because it accumulates low ratings from all conditions, same for B and C and thus predict RTs better/</text:span><text:span text:style-name="T49">a </text:span><text:span text:style-name="T48">more pronounced </text:span><text:span text:style-name="T49">RT pattern</text:span><text:span text:style-name="T48">?</text:span></text:p>
      <text:p text:style-name="P2"/>
      <text:p text:style-name="P2"/>
      <text:p text:style-name="P2"><text:span text:style-name="T36">4.</text:span><text:span text:style-name="T37">)</text:span><text:span text:style-name="T33"> </text:span><text:span text:style-name="T15">Calculate also RTs on the main verb </text:span><text:span text:style-name="T40">(</text:span><text:span text:style-name="T41">precrit</text:span><text:span text:style-name="T43">4</text:span><text:span text:style-name="T41">) </text:span><text:span text:style-name="T43">and also the noun phrase between main verb and precrit.</text:span></text:p>
      <text:p text:style-name="P2"/>
      <text:p text:style-name="P2">→ <text:span text:style-name="T43">On the main verb (= precritical4) <text:s/>RTs are higher for condition B than for condition C</text:span></text:p>
      <text:p text:style-name="P2">→ <text:span text:style-name="T43">However, there is a spillover effect, i.e. RTs in condition C are much higher on precritical3 than RTs in condition A and B.</text:span></text:p>
      <text:p text:style-name="P5">→ <text:span text:style-name="T43">Interestingly, apart from the main verb, RTs in condition </text:span><text:span text:style-name="T44">B (and A) are relatively low, compared to condition C and only increase </text:span><text:span text:style-name="T45">from condition critical on. That means people still consider the sentence “dann brgüßte die Dame” plausible and only after they read the target word “den Touristen” the RTs go up immeadiately because they realise the sentence is not plausible. For condition C this is similar, however, there is already a peak at precrit3 probably because the main verb is more implausible itself in general. In condition B the target words are actually pretty plausible, i.e. when encountering a main verb such as “begrüßte” there is no implausibility, instead implausibility arises rather upon reading the critical word “Tourist” in the context of the preceding main verb (esp. considering that most sentences in condition B represent script violations</text:span><text:span text:style-name="T46">)</text:span><text:span text:style-name="T45">.</text:span></text:p>
      <text:p text:style-name="P2"/>
      <text:p text:style-name="P2"/>
      <text:p text:style-name="P23">###########################################################################</text:p>
      <text:p text:style-name="P4"><text:span text:style-name="T36">5.</text:span><text:span text:style-name="T37">)</text:span><text:span text:style-name="T33"> </text:span><text:span text:style-name="T38">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38">However, even with the lme4 package the models with 3 predictors using precritical as predictor don’t converge, except of SPR_Plaus_avg</text:span></text:p>
      <text:p text:style-name="P4">→ <text:span text:style-name="T39">Same for not log RT?</text:span></text:p>
      <text:p text:style-name="P4"><text:span text:style-name="T1">→ </text:span><text:span text:style-name="T2">try optimizers and exclude some random effects</text:span></text:p>
      <text:p text:style-name="P25"/>
      <text:p text:style-name="P25"/>
      <text:p text:style-name="P6">- <text:span text:style-name="T16">Probs RTs are in general lower or closer to each other because of different task set up (like christoph said that people already know that there will be a rating so they read slower in general). On the other hand A is read faster, so maybe manipulations in condition B are just not very good, script violations too implausible</text:span></text:p>
      <text:p text:style-name="P6"/>
      <text:p text:style-name="P6">- <text:span text:style-name="T50">Probs verbs for condition B are not chosen very well? </text:span><text:span text:style-name="T52">For all ratings (1-7) there is a big number of ratings:</text:span></text:p>
      <text:p text:style-name="P6"/>
      <text:p text:style-name="P26"><text:soft-page-break/>1: 530</text:p>
      <text:p text:style-name="P26">2: 560</text:p>
      <text:p text:style-name="P26">3: 650</text:p>
      <text:p text:style-name="P26">4: 795</text:p>
      <text:p text:style-name="P26">5: 730</text:p>
      <text:p text:style-name="P26">6: 455</text:p>
      <text:p text:style-name="P26">7: 465</text:p>
      <text:p text:style-name="P26"/>
      <text:p text:style-name="P26">it seems that mb because there are many script violations, condition B is too implausible? Ratings for condition B are spread towards both ends, A &amp; C but especially a bit more towards C (this is what we also see in observed RTs plot, condition B is closer to C than to A), so maybe the script violations where too implausible. On the other hand it is also difficult to find sth medium plausible.</text:p>
      <text:p text:style-name="P1"/>
      <text:p text:style-name="P1">- <text:span text:style-name="T1">Which correlation should I use (Pearson, Spearman or Kendall) because of the surprisal values which are not normally distributed?</text:span></text:p>
      <text:p text:style-name="P1"/>
      <text:p text:style-name="P1"/>
      <text:p text:style-name="P1"/>
      <text:p text:style-name="P1"/>
      <text:p text:style-name="P1"/>
      <text:p text:style-name="P39">Questions to Christoph:</text:p>
      <text:p text:style-name="P7"/>
      <text:p text:style-name="P7">- <text:span text:style-name="T3">Present results when using not log transformed R</text:span><text:span text:style-name="T11">T</text:span><text:span text:style-name="T3">s</text:span></text:p>
      <text:p text:style-name="P7"/>
      <text:p text:style-name="P7">- <text:span text:style-name="T3">Present results when using for A only: 6-7, for B: 3-5, for C: 1-2</text:span></text:p>
      <text:p text:style-name="P11">- <text:span text:style-name="T3">How should I do the analysis with clustering the ratings? </text:span><text:span text:style-name="T12">Regroup data based on avg data and</text:span></text:p>
      <text:p text:style-name="P15"><text:s text:c="2"/>don’t plot conditions but bins</text:p>
      <text:p text:style-name="P7">- <text:span text:style-name="T10">Look at RTs of main verb</text:span></text:p>
      <text:p text:style-name="P7"/>
      <text:p text:style-name="P8">- Should I add precritical as predictor (same avg RT on precritical for condition B and C (A: 273, B:</text:p>
      <text:p text:style-name="P8"><text:s text:c="2"/>275, C: 277)?)</text:p>
      <text:p text:style-name="P8"/>
      <text:p text:style-name="P7">- <text:span text:style-name="T2">Which random effects should be excluded first to help the model converge?</text:span></text:p>
      <text:p text:style-name="P7"/>
      <text:p text:style-name="P7">- <text:span text:style-name="T53">Why said that for me RTs are slower (mb due to different task set up), in fact for me RTs are faster?</text:span></text:p>
      <text:p text:style-name="P7"/>
      <text:p text:style-name="P7"/>
      <text:p text:style-name="P7"/>
      <text:p text:style-name="P7"/>
      <text:p text:style-name="P7"/>
      <text:p text:style-name="P7"/>
      <text:p text:style-name="P7"/>
      <text:p text:style-name="P7"/>
      <text:p text:style-name="P7"/>
      <text:p text:style-name="P39">To study/do:</text:p>
      <text:p text:style-name="P7"/>
      <text:p text:style-name="P7">- add <text:span text:style-name="T2">correlation table for all correlations (target &amp; distractor plausibility and surprisal, target plausibility per-trial &amp; avg from SPR study)</text:span></text:p>
      <text:p text:style-name="P7"/>
      <text:p text:style-name="P7">- <text:span text:style-name="T2">add statistics (SD, &amp; range for plausibility ratings from SPR study)</text:span></text:p>
      <text:p text:style-name="P7"/>
      <text:p text:style-name="P7">- <text:span text:style-name="T2">interpret coefficients (1 SD change in predictor1 = change of [amount of coefficient1 value] in RT)</text:span></text:p>
      <text:p text:style-name="P7"/>
      <text:p text:style-name="P8">- <text:span text:style-name="T2">explain that distractor surprisal might be negative (higher surprisal predicting lower RTs) →</text:span></text:p>
      <text:p text:style-name="P16"><text:soft-page-break/><text:s text:c="2"/>means for surprisal distractor of conditions A, B, C are almost identical &amp; for condition A even <text:s/></text:p>
      <text:p text:style-name="P16"><text:s text:c="2"/>higher than for condition B</text:p>
      <text:p text:style-name="P7"/>
      <text:p text:style-name="P10">- <text:span text:style-name="T2">Include tables with model fit from model summary including: intercept/estimate, variance, t-value</text:span></text:p>
      <text:p text:style-name="P17"><text:s text:c="2"/>&amp; p-value</text:p>
      <text:p text:style-name="P7"/>
      <text:p text:style-name="P7">- <text:span text:style-name="T2">Include table from model comparison including AIC, chi-squared values and p-values</text:span></text:p>
      <text:p text:style-name="P7"/>
      <text:p text:style-name="P7">- <text:span text:style-name="T3">Title of the thesis</text:span></text:p>
      <text:p text:style-name="P7">- <text:span text:style-name="T3">Stimuli in Appendix?</text:span></text:p>
      <text:p text:style-name="P7"/>
      <text:p text:style-name="P8">- <text:span text:style-name="T3">Are the assumptions of statistical model met in terms of linearity, homoscedasticity and</text:span></text:p>
      <text:p text:style-name="P18"><text:s text:c="2"/>residuals?</text:p>
      <text:p text:style-name="P7"/>
      <text:p text:style-name="P9">- <text:span text:style-name="T3">Describe how/based on which method the p-values used in the lmerTest package are calculated</text:span></text:p>
      <text:p text:style-name="P9"><text:span text:style-name="T3"><text:s text:c="2"/>(P-values estimated using the Satterthwaite degrees of</text:span> freedom method, as implemented in the R <text:s/></text:p>
      <text:p text:style-name="P9"><text:s text:c="3"/>package lmerTest (Kuznetsova et al., 2017)??</text:p>
      <text:p text:style-name="P7"/>
      <text:p text:style-name="P9">- <text:span text:style-name="T6">I</text:span><text:span text:style-name="T4">nclude Kutas paper &amp; Dissertation (esp. with regard to why per-trial vs avg plausibility items are</text:span></text:p>
      <text:p text:style-name="P9"><text:span text:style-name="T4"><text:s text:c="2"/>assessed as </text:span><text:span text:style-name="T5">better </text:span><text:span text:style-name="T4">predictors?</text:span></text:p>
      <text:p text:style-name="P7"/>
      <text:p text:style-name="P9">- <text:span text:style-name="T6">Mention about </text:span><text:span text:style-name="T8">N400 as retrieval/activation of meaning account </text:span><text:span text:style-name="T6">(e.g., Kutas &amp; Federmeier 2000;</text:span></text:p>
      <text:p text:style-name="P9"><text:span text:style-name="T6"><text:s text:c="3"/>Lau et al., 2008!!) </text:span><text:span text:style-name="T9">=&gt; Before Brouwer, but also a bit different?</text:span></text:p>
      <text:p text:style-name="P7"/>
      <text:p text:style-name="P7">- <text:span text:style-name="T7">Read more about/try cleaning of EEG data with Brain Vision, rERP</text:span></text:p>
      <text:p text:style-name="P7"/>
      <text:p text:style-name="P7">- Interpret random effects (higher or lower for which predictors, for items or subjects?)</text:p>
      <text:p text:style-name="P7"/>
      <text:p text:style-name="P10">- <text:span text:style-name="T10">What does it mean which variables/predictors explain how much variance? Why does surprisal</text:span></text:p>
      <text:p text:style-name="P19"><text:s text:c="2"/>have a bigger effect sometimes but is never significant (actually only bigger effect than plausibility <text:s text:c="2"/></text:p>
      <text:p text:style-name="P19"><text:s text:c="2"/>in the regions in which plausibility is not significant (= precrit &amp; precrit + crit)</text:p>
      <text:p text:style-name="P7"/>
      <text:p text:style-name="P7">- <text:span text:style-name="T10">What does adding Precrit as predictor exactly do/tell us?</text:span></text:p>
      <text:p text:style-name="P7"/>
      <text:p text:style-name="P7">- <text:span text:style-name="T13">M</text:span>ention that outliers could not be removed in plaus_plaus study, but in spr_plaus study bc there <text:s/></text:p>
      <text:p text:style-name="P7"><text:s text:c="2"/><text:span text:style-name="T13">was</text:span> <text:span text:style-name="T13">RT removal criteria &amp; plaus ratings were then eliminated simultaenously</text:span></text:p>
      <text:p text:style-name="P7"/>
      <text:p text:style-name="P12">- <text:span text:style-name="T13">Mention that I used a 2x3 design, within-subject design, Latin square design, maybe include some</text:span></text:p>
      <text:p text:style-name="P20"><text:s text:c="2"/>image (see slides Thorsten)</text:p>
      <text:p text:style-name="P7"/>
      <text:p text:style-name="P7">- <text:span text:style-name="T14">Try to understand residual plot: If p.e. residuals of B are below 0, this means model over (or under?) estimates the RTs??</text:span></text:p>
      <text:p text:style-name="P35"/>
      <text:p text:style-name="P35"><text:span text:style-name="T62">1. </text:span>- <text:span text:style-name="T59">I removed, when removing outliers, the whole row, but I should just remove ratings from SPR_Plaus_rating column, i.e. single ratings, otherwise the number of average ratings is not equal any more for some items → changes the mean</text:span></text:p>
      <text:p text:style-name="P7"/>
      <text:p text:style-name="P36"><text:span text:style-name="T62">2. </text:span>- <text:span text:style-name="T57">F</text:span><text:span text:style-name="T55">ilter also the single ratings based on which average is calculated for </text:span><text:span text:style-name="T56">the average ratings from the pre-study</text:span></text:p>
      <text:p text:style-name="P36"/>
      <text:p text:style-name="P37">3. - MB PROBLEM THAT VALUES IN DATAFRAME ARE NOT UNIQUE? Mb should have only 1 plaus value for single and avg RTs and put the rest to NA. ?? on the other hand no because then some RT values are not associated with any plaus, but plaus rating (at least for single) refers to all regions and RTs in that sentence</text:p>
      <text:p text:style-name="P38"/>
      <text:p text:style-name="P38"><text:soft-page-break/>4. Why do ntile groupings look so different?</text:p>
      <text:p text:style-name="P38"/>
      <text:p text:style-name="P36">- <text:span text:style-name="T61">include notes from presentation on further analysis in google docx</text:span></text:p>
      <text:p text:style-name="P36"/>
      <text:p text:style-name="P43"><text:span text:style-name="T24">- </text:span><text:span text:style-name="T25">used log <text:s/>to transform data bc data is right skewed, i.e. not normally distributed, which can be an issue because the of the</text:span> influence of extreme values or outliers that disproportionately impact the mean and can violate assumptions of normality. <text:span text:style-name="T58">Even though outliers were removed, data is still right skewed (read again about issues of right skew for statistical modeling &amp; necessity of log transform)</text:span></text:p>
      <text:p text:style-name="P43">- <text:span text:style-name="Strong_20_Emphasis">Skewness Reduction:</text:span></text:p>
      <text:list xml:id="list1225815934" text:style-name="L1">
        <text:list-item>
          <text:p text:style-name="P46">Log transformation tends to reduce right-skewness in the data, making the distribution more symmetric. It can also be applied to left-skewed data, but its impact is more pronounced on the right tai</text:p>
        </text:list-item>
      </text:list>
      <text:p text:style-name="P44">- <text:span text:style-name="T60">with per-trial plausibility, estimates &amp; residuals are worst for A, with avg pre-test <text:s/>plausibility, estimates &amp; residuals are worst for B, why??</text:span></text:p>
      <text:p text:style-name="P7"/>
      <text:p text:style-name="P7"/>
      <text:p text:style-name="P21">###########################################################################</text:p>
      <text:p text:style-name="P21">For thesis revision:</text:p>
      <text:p text:style-name="P21">- spelling</text:p>
      <text:p text:style-name="P21">- grammar</text:p>
      <text:p text:style-name="P21">- punctuation (commas)</text:p>
      <text:p text:style-name="P21">- abbreviations</text:p>
      <text:p text:style-name="P21">- paragraphs</text:p>
      <text:p text:style-name="P21">- tenses</text:p>
      <text:p text:style-name="P21">- <text:span text:style-name="T54">check titles of plots in R (sometimes they are cut because they don’t fit on the pdf)</text:span></text:p>
      <text:p text:style-name="P21"/>
      <text:p text:style-name="P7"/>
      <text:p text:style-name="P7"/>
      <text:p text:style-name="P13">###########################################################################</text:p>
      <text:p text:style-name="P13"/>
      <text:p text:style-name="P14">NOTE: Residuals printed in Summary (model): residuals for the whole model.</text:p>
      <text:p text:style-name="P14">Residuals which I plot: residuals for conditions A, B, C per region. Model minimised differences O-E, but this is still not perfect for all datapoints. Later I calculate the residuals per condition and region by myself (?)</text:p>
      <text:p text:style-name="P13"/>
      <text:p text:style-name="P13">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13"/>
      <text:p text:style-name="P13"/>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4-01-15T23:58:30.831977789</dc:date>
    <meta:editing-duration>P14DT18H31M44S</meta:editing-duration>
    <meta:editing-cycles>63</meta:editing-cycles>
    <meta:print-date>2023-12-07T03:37:49.641487378</meta:print-date>
    <meta:document-statistic meta:table-count="0" meta:image-count="0" meta:object-count="0" meta:page-count="5" meta:paragraph-count="104" meta:word-count="2181" meta:character-count="12899" meta:non-whitespace-character-count="10767"/>
  </office:meta>
</office:document-meta>
</file>